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master-page-name="Index">
      <style:paragraph-properties style:page-number="auto"/>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0cm"/>
          <style:tab-stop style:position="3cm"/>
        </style:tab-stops>
      </style:paragraph-properties>
    </style:style>
    <style:style style:name="P16" style:family="paragraph" style:parent-style-name="Heading_20_TOC" style:master-page-name="Index">
      <style:paragraph-properties style:page-number="1"/>
    </style:style>
    <style:style style:name="P17" style:family="paragraph" style:parent-style-name="Contents_20_2">
      <style:paragraph-properties>
        <style:tab-stops>
          <style:tab-stop style:position="0cm"/>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0.4</text:p>
      <text:p text:style-name="P9">Mozilla Thunderbird Configuration Guide</text:p>
      <text:p text:style-name="P3"/>
      <text:p text:style-name="P12">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Chapter 1<text:tab/>About this Guide <text:s text:c="2"/><text:tab/>2</text:p>
          <text:p text:style-name="P15">Chapter 2<text:tab/>Introduction <text:s text:c="2"/><text:tab/>3</text:p>
          <text:p text:style-name="P15">Chapter 3<text:tab/>Installation <text:s text:c="2"/><text:tab/>4</text:p>
          <text:p text:style-name="P17">Mozilla Thunderbird <text:s text:c="2"/><text:tab/>4</text:p>
          <text:p text:style-name="P17">Mozilla Lightning (Inverse Edition) <text:s text:c="2"/><text:tab/>4</text:p>
          <text:p text:style-name="P17">SOGo Connector and SOGo Integrator <text:s text:c="2"/><text:tab/>5</text:p>
          <text:p text:style-name="P15">Chapter 4<text:tab/>SOGo Integrator Customization <text:s text:c="2"/><text:tab/>6</text:p>
          <text:p text:style-name="P17">Customization <text:s text:c="2"/><text:tab/>6</text:p>
          <text:p text:style-name="P15">Chapter 5<text:tab/>SOGo Update Server <text:s text:c="2"/><text:tab/>8</text:p>
          <text:p text:style-name="P17">Installation <text:s text:c="2"/><text:tab/>8</text:p>
          <text:p text:style-name="P17">Configuration <text:s text:c="2"/><text:tab/>8</text:p>
          <text:p text:style-name="P15">Chapter 6<text:tab/>Additional Information <text:s text:c="2"/><text:tab/>11</text:p>
          <text:p text:style-name="P15">Chapter 7<text:tab/>Commercial Support and Contact Information <text:s text:c="2"/><text:tab/>12</text:p>
          <text:p text:style-name="P15">Chapter 8<text:tab/>GNU Free Documentation License <text:s text:c="2"/><text:tab/>13</text:p>
        </text:index-body>
      </text:table-of-content>
      <text:p text:style-name="Standard"/>
      <text:h text:style-name="P13"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4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4"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4"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4"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6">$plugins </text:p>
      <text:p text:style-name="P6">= array( "sogo-connector@inverse.ca"</text:p>
      <text:p text:style-name="P6"><text:s text:c="9"/>=&gt; array( "application" =&gt; "thunderbird",</text:p>
      <text:p text:style-name="P6"><text:s text:c="19"/>"version" =&gt; "0.96",</text:p>
      <text:p text:style-name="P6"><text:s text:c="19"/>"filename" =&gt; "sogo-connector-0.96.xpi" ),</text:p>
      <text:p text:style-name="P6"><text:s text:c="9"/>"sogo-integrator@inverse.ca"</text:p>
      <text:p text:style-name="P6"><text:soft-page-break/><text:s text:c="9"/>=&gt; array( "application" =&gt; "thunderbird",</text:p>
      <text:p text:style-name="P6"><text:s text:c="19"/>"version" =&gt; "0.96",</text:p>
      <text:p text:style-name="P6"><text:s text:c="19"/>"filename" =&gt; "sogo-integrator-0.96-sogo-demo.xpi" ),</text:p>
      <text:p text:style-name="P6"><text:s text:c="9"/>"{e2fda1a4-762b-4020-b5ad-a41df1933103}"</text:p>
      <text:p text:style-name="P6"><text:s text:c="9"/>=&gt; array( "application" =&gt; "thunderbird",</text:p>
      <text:p text:style-name="P6"><text:s text:c="19"/>"version" =&gt; "0.9.6",</text:p>
      <text:p text:style-name="P6"><text:s text:c="19"/>"filename" =&gt; "lightning-0.9.6.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6.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0.9.6, you would have :</text:span></text:p>
      <text:p text:style-name="P7"><text:span text:style-name="T5"><text:s/></text:span><text:span text:style-name="T4"><text:s text:c="3"/>&lt;li&gt;</text:span></text:p>
      <text:p text:style-name="P6"><text:s text:c="6"/>&lt;Description</text:p>
      <text:p text:style-name="P6"><text:s text:c="8"/>em:id="{e2fda1a4-762b-4020-b5ad-a41df1933103}"</text:p>
      <text:p text:style-name="P6"><text:s text:c="8"/>em:name="Lightning"/&gt;</text:p>
      <text:p text:style-name="P6"><text:s text:c="4"/>&lt;/li&gt;</text:p>
      <text:p text:style-name="P6"><text:s text:c="4"/>&lt;li&gt;</text:p>
      <text:p text:style-name="P6"><text:s text:c="6"/>&lt;Description</text:p>
      <text:p text:style-name="P6"><text:s text:c="8"/>em:id="sogo-integrator@inverse.ca"</text:p>
      <text:p text:style-name="P6"><text:s text:c="8"/>em:name="SOGo Integrator"/&gt;</text:p>
      <text:p text:style-name="P6"><text:soft-page-break/><text:s text:c="4"/>&lt;/li&gt;</text:p>
      <text:p text:style-name="P6"><text:s text:c="4"/>&lt;li&gt;</text:p>
      <text:p text:style-name="P6"><text:s text:c="6"/>&lt;Description</text:p>
      <text:p text:style-name="P6"><text:s text:c="8"/>em:id="sogo-connector@inverse.ca"</text:p>
      <text:p text:style-name="P6"><text:s text:c="8"/>em:name="SOGo Connector"/&gt;</text:p>
      <text:p text:style-name="P6"><text:s text:c="4"/>&lt;/li&gt;</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73</meta:editing-cycles>
    <meta:editing-duration>PT07H30M02S</meta:editing-duration>
    <dc:date>2009-08-12T12:25:47</dc:date>
    <meta:document-statistic meta:table-count="0" meta:image-count="2" meta:object-count="0" meta:page-count="15" meta:paragraph-count="150" meta:word-count="1746" meta:character-count="12411"/>
    <meta:user-defined meta:name="Info 1"/>
    <meta:user-defined meta:name="Info 2"/>
    <meta:user-defined meta:name="Info 3"/>
    <meta:user-defined meta:name="Info 4"/>
  </office:meta>
</office:document-meta>
</file>